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3:03:17.970163842</meta:creation-date>
    <meta:generator>LibreOfficeDev/7.3.0.0.alpha0$Linux_X86_64 LibreOffice_project/881fb9b4478321dd8e8079120f8612b8344165ca</meta:generator>
    <dc:date>2021-07-07T00:59:23.390896255</dc:date>
    <meta:editing-duration>PT50S</meta:editing-duration>
    <meta:editing-cycles>2</meta:editing-cycles>
    <meta:document-statistic meta:table-count="1" meta:cell-count="6" meta:object-count="0"/>
  </office:meta>
</office:document-meta>
</file>